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15.841cm"/>
    </style:style>
    <style:style style:name="co5" style:family="table-column">
      <style:table-column-properties fo:break-before="auto" style:column-width="18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Trabajado</text:p>
          </table:table-cell>
          <table:table-cell table:style-name="Default" office:value-type="string" calcext:value-type="string">
            <text:p>Horas Trabajadas</text:p>
          </table:table-cell>
          <table:table-cell office:value-type="string" calcext:value-type="string">
            <text:p><text:s/>Descripción</text:p>
          </table:table-cell>
          <table:table-cell/>
          <table:table-cell table:style-name="ce2" office:value-type="string" calcext:value-type="string" table:number-columns-spanned="2" table:number-rows-spanned="1">
            <text:p>Lista de cosas que hacer</text:p>
          </table:table-cell>
          <table:covered-table-cell/>
        </table:table-row>
        <table:table-row table:style-name="ro1">
          <table:table-cell/>
          <table:table-cell table:formula="of:=SUM([.C4:.C19])"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nteamiento y redacción de la memoria inicial</text:p>
          </table:table-cell>
          <table:table-cell/>
          <table:table-cell table:style-name="ce3" office:value-type="string" calcext:value-type="string">
            <text:p>1)</text:p>
          </table:table-cell>
          <table:table-cell office:value-type="string" calcext:value-type="string">
            <text:p>Buscar sobre algoritmos de factorización RSA para ver si es vulnerable contra el algoritmo de factorización previsto.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dacción del primer algoritmo</text:p>
          </table:table-cell>
          <table:table-cell/>
          <table:table-cell table:style-name="ce3" office:value-type="string" calcext:value-type="string">
            <text:p>2)</text:p>
          </table:table-cell>
          <table:table-cell office:value-type="string" calcext:value-type="string">
            <text:p>Fabricar un algoritmo inocente para factorizar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dacción del algoritmo para números grandes</text:p>
          </table:table-cell>
          <table:table-cell/>
          <table:table-cell table:style-name="ce3" office:value-type="string" calcext:value-type="string">
            <text:p>3)</text:p>
          </table:table-cell>
          <table:table-cell office:value-type="string" calcext:value-type="string">
            <text:p>Medir tiempos en benchmarks de 16, 32, 48, 6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dacción del algoritmo para números grandes versión iterativa</text:p>
          </table:table-cell>
          <table:table-cell/>
          <table:table-cell table:style-name="ce3" office:value-type="string" calcext:value-type="string">
            <text:p>4)</text:p>
          </table:table-cell>
          <table:table-cell office:value-type="string" calcext:value-type="string">
            <text:p>Configurar git para funcionar con clave publica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redacción del apartado de algoritmos e inclusión de anex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xperimentación con la generalización del peso de Hamm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" calcext:value-type="float">
            <text:p>4,5</text:p>
          </table:table-cell>
          <table:table-cell office:value-type="string" calcext:value-type="string">
            <text:p>redacción de la demostración de la cota superior de la generalización del peso de Hamm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generación de benchmark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5" calcext:value-type="float">
            <text:p>3,5</text:p>
          </table:table-cell>
          <table:table-cell office:value-type="string" calcext:value-type="string">
            <text:p>instalación de CUDA así como de la librería de números grandes para gráfica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das de tiempo en los benchmarks 64_bi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benchmarks para 16, 32, 48, 64 bits en tres algoritmos distint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das de tiempo en nanosegundos y calculo de media y desviación típica de hamming vs impa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investigación de métodos para factorizar en caso E(pq) = E(p)E(q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" calcext:value-type="float">
            <text:p>5,5</text:p>
          </table:table-cell>
          <table:table-cell office:value-type="string" calcext:value-type="string">
            <text:p>implementación de un algoritmo para factorizar en Sage y pasada de benchmark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pasado a limpio del algoritmo en Sag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implementación del algoritmo para factorizar en caso de que E(pq) = E(p)E(q) – 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21:21:38.714000000</meta:creation-date>
    <dc:date>2023-11-16T01:10:05.404000000</dc:date>
    <meta:editing-duration>PT12M46S</meta:editing-duration>
    <meta:editing-cycles>5</meta:editing-cycles>
    <meta:generator>LibreOffice/7.3.4.2$Windows_X86_64 LibreOffice_project/728fec16bd5f605073805c3c9e7c4212a0120dc5</meta:generator>
    <meta:document-statistic meta:table-count="1" meta:cell-count="45" meta:object-count="0"/>
  </office:meta>
</office:document-meta>
</file>